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cda93" officeooo:paragraph-rsid="000cda93"/>
    </style:style>
    <style:style style:name="P2" style:family="paragraph" style:parent-style-name="Standard">
      <style:paragraph-properties fo:text-align="center" style:justify-single-word="false"/>
      <style:text-properties officeooo:rsid="000cda93" officeooo:paragraph-rsid="000cda93"/>
    </style:style>
    <style:style style:name="P3" style:family="paragraph" style:parent-style-name="Standard">
      <style:text-properties officeooo:rsid="000ebf68" officeooo:paragraph-rsid="000ebf68"/>
    </style:style>
    <style:style style:name="P4" style:family="paragraph" style:parent-style-name="Standard">
      <style:text-properties officeooo:rsid="000ebf68" officeooo:paragraph-rsid="00117585"/>
    </style:style>
    <style:style style:name="P5" style:family="paragraph" style:parent-style-name="Standard">
      <style:text-properties officeooo:rsid="000ebf68" officeooo:paragraph-rsid="00131580"/>
    </style:style>
    <style:style style:name="P6" style:family="paragraph" style:parent-style-name="Standard">
      <style:text-properties officeooo:rsid="000ebf68" officeooo:paragraph-rsid="00195280"/>
    </style:style>
    <style:style style:name="P7" style:family="paragraph" style:parent-style-name="Standard">
      <style:text-properties officeooo:rsid="000ebf68" officeooo:paragraph-rsid="001c8060"/>
    </style:style>
    <style:style style:name="P8" style:family="paragraph" style:parent-style-name="Standard">
      <style:text-properties officeooo:rsid="0010b5eb" officeooo:paragraph-rsid="0010b5eb"/>
    </style:style>
    <style:style style:name="P9" style:family="paragraph" style:parent-style-name="Standard">
      <style:text-properties officeooo:rsid="0010b5eb" officeooo:paragraph-rsid="00117585"/>
    </style:style>
    <style:style style:name="P10" style:family="paragraph" style:parent-style-name="Standard" style:list-style-name="L3">
      <style:text-properties officeooo:rsid="0010b5eb" officeooo:paragraph-rsid="00117585"/>
    </style:style>
    <style:style style:name="P11" style:family="paragraph" style:parent-style-name="Standard">
      <style:text-properties officeooo:rsid="00117585" officeooo:paragraph-rsid="00117585"/>
    </style:style>
    <style:style style:name="P12" style:family="paragraph" style:parent-style-name="Standard">
      <style:text-properties officeooo:rsid="00117585" officeooo:paragraph-rsid="00131580"/>
    </style:style>
    <style:style style:name="P13" style:family="paragraph" style:parent-style-name="Standard">
      <style:text-properties fo:font-style="italic" officeooo:rsid="00117585" officeooo:paragraph-rsid="00117585" style:font-style-asian="italic" style:font-style-complex="italic"/>
    </style:style>
    <style:style style:name="P14" style:family="paragraph" style:parent-style-name="Standard">
      <style:text-properties officeooo:rsid="0012c1e8" officeooo:paragraph-rsid="0012c1e8"/>
    </style:style>
    <style:style style:name="P15" style:family="paragraph" style:parent-style-name="Standard">
      <style:text-properties officeooo:rsid="0013148b" officeooo:paragraph-rsid="0013148b"/>
    </style:style>
    <style:style style:name="P16" style:family="paragraph" style:parent-style-name="Standard">
      <style:text-properties officeooo:rsid="00131580" officeooo:paragraph-rsid="00131580"/>
    </style:style>
    <style:style style:name="P17" style:family="paragraph" style:parent-style-name="Standard" style:list-style-name="L1">
      <style:text-properties officeooo:rsid="00131580" officeooo:paragraph-rsid="00131580"/>
    </style:style>
    <style:style style:name="P18" style:family="paragraph" style:parent-style-name="Standard">
      <style:text-properties officeooo:rsid="0013c581" officeooo:paragraph-rsid="0013c581"/>
    </style:style>
    <style:style style:name="P19" style:family="paragraph" style:parent-style-name="Standard" style:list-style-name="L2">
      <style:text-properties officeooo:rsid="0013c581" officeooo:paragraph-rsid="0013c581"/>
    </style:style>
    <style:style style:name="P20" style:family="paragraph" style:parent-style-name="Standard">
      <style:text-properties officeooo:rsid="00153d71" officeooo:paragraph-rsid="00153d71"/>
    </style:style>
    <style:style style:name="P21" style:family="paragraph" style:parent-style-name="Standard">
      <style:text-properties officeooo:rsid="0015a2a4" officeooo:paragraph-rsid="0015a2a4"/>
    </style:style>
    <style:style style:name="P22" style:family="paragraph" style:parent-style-name="Standard" style:list-style-name="L1">
      <style:text-properties officeooo:rsid="0015a2a4" officeooo:paragraph-rsid="0015a2a4"/>
    </style:style>
    <style:style style:name="P23" style:family="paragraph" style:parent-style-name="Standard">
      <style:text-properties officeooo:rsid="001654e6" officeooo:paragraph-rsid="001654e6"/>
    </style:style>
    <style:style style:name="P24" style:family="paragraph" style:parent-style-name="Standard">
      <style:text-properties officeooo:rsid="0018268c" officeooo:paragraph-rsid="0018268c"/>
    </style:style>
    <style:style style:name="P25" style:family="paragraph" style:parent-style-name="Standard">
      <style:text-properties officeooo:rsid="0018d5cd" officeooo:paragraph-rsid="0018d5cd"/>
    </style:style>
    <style:style style:name="P26" style:family="paragraph" style:parent-style-name="Standard">
      <style:text-properties officeooo:rsid="0018d5cd" officeooo:paragraph-rsid="0010b5eb"/>
    </style:style>
    <style:style style:name="P27" style:family="paragraph" style:parent-style-name="Standard">
      <style:text-properties officeooo:rsid="00195280" officeooo:paragraph-rsid="00195280"/>
    </style:style>
    <style:style style:name="P28" style:family="paragraph" style:parent-style-name="Standard">
      <style:text-properties officeooo:rsid="0019dab6" officeooo:paragraph-rsid="0019dab6"/>
    </style:style>
    <style:style style:name="P29" style:family="paragraph" style:parent-style-name="Standard">
      <style:paragraph-properties fo:text-align="center" style:justify-single-word="false"/>
      <style:text-properties fo:font-style="normal" fo:font-weight="bold" officeooo:rsid="00153d71" officeooo:paragraph-rsid="00153d71" style:font-style-asian="normal" style:font-weight-asian="bold" style:font-style-complex="normal" style:font-weight-complex="bold"/>
    </style:style>
    <style:style style:name="P30" style:family="paragraph" style:parent-style-name="Standard">
      <style:text-properties officeooo:rsid="001b40f7" officeooo:paragraph-rsid="001b40f7"/>
    </style:style>
    <style:style style:name="P31" style:family="paragraph" style:parent-style-name="Standard">
      <style:text-properties officeooo:rsid="001c8060" officeooo:paragraph-rsid="001c8060"/>
    </style:style>
    <style:style style:name="P32" style:family="paragraph" style:parent-style-name="Standard">
      <style:paragraph-properties fo:break-before="page"/>
      <style:text-properties officeooo:rsid="000ebf68" officeooo:paragraph-rsid="000ebf68"/>
    </style:style>
    <style:style style:name="T1" style:family="text">
      <style:text-properties officeooo:rsid="000ebf68"/>
    </style:style>
    <style:style style:name="T2" style:family="text">
      <style:text-properties style:text-position="super 58%" officeooo:rsid="000ebf68"/>
    </style:style>
    <style:style style:name="T3" style:family="text">
      <style:text-properties fo:color="#6666ff"/>
    </style:style>
    <style:style style:name="T4" style:family="text">
      <style:text-properties fo:color="#6666ff" officeooo:rsid="0013148b"/>
    </style:style>
    <style:style style:name="T5" style:family="text">
      <style:text-properties fo:color="#ff3333"/>
    </style:style>
    <style:style style:name="T6" style:family="text">
      <style:text-properties fo:color="#ff3333" officeooo:rsid="0013148b"/>
    </style:style>
    <style:style style:name="T7" style:family="text">
      <style:text-properties fo:color="#33ff99"/>
    </style:style>
    <style:style style:name="T8" style:family="text">
      <style:text-properties fo:color="#33ff99" officeooo:rsid="0013148b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officeooo:rsid="0010b5eb"/>
    </style:style>
    <style:style style:name="T11" style:family="text">
      <style:text-properties style:use-window-font-color="true" officeooo:rsid="00117585"/>
    </style:style>
    <style:style style:name="T12" style:family="text">
      <style:text-properties style:use-window-font-color="true" officeooo:rsid="0012c1e8"/>
    </style:style>
    <style:style style:name="T13" style:family="text">
      <style:text-properties style:use-window-font-color="true" style:text-position="sub 58%"/>
    </style:style>
    <style:style style:name="T14" style:family="text">
      <style:text-properties style:use-window-font-color="true" officeooo:rsid="0013148b"/>
    </style:style>
    <style:style style:name="T15" style:family="text">
      <style:text-properties style:use-window-font-color="true" style:text-position="super 58%"/>
    </style:style>
    <style:style style:name="T16" style:family="text">
      <style:text-properties style:use-window-font-color="true" officeooo:rsid="00131580"/>
    </style:style>
    <style:style style:name="T17" style:family="text">
      <style:text-properties style:use-window-font-color="true" fo:font-style="italic" style:font-style-asian="italic" style:font-style-complex="italic"/>
    </style:style>
    <style:style style:name="T18" style:family="text">
      <style:text-properties style:use-window-font-color="true" officeooo:rsid="0015a2a4"/>
    </style:style>
    <style:style style:name="T19" style:family="text">
      <style:text-properties style:use-window-font-color="true" officeooo:rsid="001654e6"/>
    </style:style>
    <style:style style:name="T20" style:family="text">
      <style:text-properties style:use-window-font-color="true" officeooo:rsid="0018268c"/>
    </style:style>
    <style:style style:name="T21" style:family="text">
      <style:text-properties style:use-window-font-color="true" officeooo:rsid="0018d5cd"/>
    </style:style>
    <style:style style:name="T22" style:family="text">
      <style:text-properties style:use-window-font-color="true" officeooo:rsid="00195280"/>
    </style:style>
    <style:style style:name="T23" style:family="text">
      <style:text-properties style:use-window-font-color="true" officeooo:rsid="001aa862"/>
    </style:style>
    <style:style style:name="T24" style:family="text">
      <style:text-properties style:use-window-font-color="true" officeooo:rsid="001b40f7"/>
    </style:style>
    <style:style style:name="T25" style:family="text">
      <style:text-properties style:use-window-font-color="true" officeooo:rsid="001c8060"/>
    </style:style>
    <style:style style:name="T26" style:family="text">
      <style:text-properties style:use-window-font-color="true" officeooo:rsid="001dcf38"/>
    </style:style>
    <style:style style:name="T27" style:family="text">
      <style:text-properties officeooo:rsid="00117585"/>
    </style:style>
    <style:style style:name="T28" style:family="text">
      <style:text-properties officeooo:rsid="001654e6"/>
    </style:style>
    <style:style style:name="T29" style:family="text">
      <style:text-properties officeooo:rsid="0019dab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Decidability by<text:line-break/>Frequency </text:span>Propositions</text:p>
      <text:p text:style-name="P2">by Sven Nilsen, 2020</text:p>
      <text:p text:style-name="P1"/>
      <text:p text:style-name="P13">In this paper I show that decidability is a constructive property of frequency propositions. I also prove that there exists generalize<text:span text:style-name="T28">d forms of</text:span> propositional logic <text:span text:style-name="T29">and that useful proofs require interpretation</text:span>.</text:p>
      <text:p text:style-name="P1"/>
      <text:p text:style-name="P1">Propositional logic occurs in many contexts. It was discovered because humans found constructs in natural language that formed a pattern. Yet, it appears that some intuition of how to use logic is required. Why is it that logic works how it does? Is it possible to generalize logic in new ways?</text:p>
      <text:p text:style-name="P1"/>
      <text:p text:style-name="P1">A proof `f` in <text:span text:style-name="T1">propositional </text:span>logic <text:span text:style-name="T1">returns `true` for all inputs</text:span>:</text:p>
      <text:p text:style-name="P1"/>
      <text:p text:style-name="P1"><text:tab/>f &lt;=&gt; \true</text:p>
      <text:p text:style-name="P1"/>
      <text:p text:style-name="P1"><text:tab/><text:span text:style-name="T1">f : bool</text:span><text:span text:style-name="T2">N</text:span><text:span text:style-name="T1"> → bool</text:span></text:p>
      <text:p text:style-name="P1"/>
      <text:p text:style-name="P8">For example, here is a proof:</text:p>
      <text:p text:style-name="P8"/>
      <text:p text:style-name="P8"><text:tab/>\(a : bool) = ( a ∧ ¬a ) == false</text:p>
      <text:p text:style-name="P1"/>
      <text:p text:style-name="P9"><text:span text:style-name="T29">A</text:span>ll proofs have the same function identity. <text:span text:style-name="T29">W</text:span>hat makes propositional logic interesting is the various expressions that represents ideas <text:span text:style-name="T27">that are possible to examine using proofs as a building block</text:span>. <text:span text:style-name="T29">In everyday language, we say that an idea is “true” or “false”, but this is somewhat ambiguous.</text:span></text:p>
      <text:p text:style-name="P9"/>
      <text:list xml:id="list4189242696524658495" text:style-name="L3">
        <text:list-item>
          <text:p text:style-name="P10"><text:span text:style-name="T27">An idea is “true” when the function returns `true` for all inputs.</text:span></text:p>
        </text:list-item>
        <text:list-item>
          <text:p text:style-name="P10"><text:span text:style-name="T27">An idea is “false” when the function returns `false` for some input.</text:span></text:p>
        </text:list-item>
      </text:list>
      <text:p text:style-name="P1"/>
      <text:p text:style-name="P28">Propositional logic is used to talk about other stuff, so it is not easy to explain what it means itself.<text:line-break/>This paper is about finding a technique to prove things about propositional logic as a language.</text:p>
      <text:p text:style-name="P1"/>
      <text:p text:style-name="P3">In a brute force theorem prover, one can generate all possible inputs by using binary counting.</text:p>
      <text:p text:style-name="P3"/>
      <text:p text:style-name="P3">Here is an example of binary counting of 3 bits:</text:p>
      <text:p text:style-name="P3"/>
      <text:p text:style-name="P3"><text:tab/><text:span text:style-name="T5">0</text:span><text:span text:style-name="T7">0</text:span><text:span text:style-name="T3">0</text:span></text:p>
      <text:p text:style-name="P3"><text:tab/><text:span text:style-name="T5">0</text:span><text:span text:style-name="T7">0</text:span><text:span text:style-name="T3">1</text:span></text:p>
      <text:p text:style-name="P3"><text:tab/><text:span text:style-name="T5">0</text:span><text:span text:style-name="T7">1</text:span><text:span text:style-name="T3">0</text:span></text:p>
      <text:p text:style-name="P3"><text:tab/><text:span text:style-name="T5">0</text:span><text:span text:style-name="T7">1</text:span><text:span text:style-name="T3">1</text:span></text:p>
      <text:p text:style-name="P3"><text:tab/><text:span text:style-name="T5">1</text:span><text:span text:style-name="T7">0</text:span><text:span text:style-name="T3">0</text:span></text:p>
      <text:p text:style-name="P3"><text:tab/><text:span text:style-name="T5">1</text:span><text:span text:style-name="T7">0</text:span><text:span text:style-name="T3">1</text:span></text:p>
      <text:p text:style-name="P3"><text:tab/><text:span text:style-name="T5">1</text:span><text:span text:style-name="T7">1</text:span><text:span text:style-name="T3">0</text:span></text:p>
      <text:p text:style-name="P3"><text:tab/><text:span text:style-name="T5">1</text:span><text:span text:style-name="T7">1</text:span><text:span text:style-name="T3">1</text:span></text:p>
      <text:p text:style-name="P3"/>
      <text:p text:style-name="P28">I gave the arguments different colors to help the reader understanding the next step.</text:p>
      <text:p text:style-name="P32">By extracting the bit values vertically, one can form 3 sets:</text:p>
      <text:p text:style-name="P3"/>
      <text:p text:style-name="P3"><text:tab/><text:span text:style-name="T5">00001111</text:span></text:p>
      <text:p text:style-name="P3"><text:tab/><text:span text:style-name="T7">00110011</text:span></text:p>
      <text:p text:style-name="P3"><text:tab/><text:span text:style-name="T3">01010101</text:span></text:p>
      <text:p text:style-name="P3"/>
      <text:p text:style-name="P8">A proof can also be thought of as a set computed from these extracted sets such that it fills all bits:</text:p>
      <text:p text:style-name="P8"/>
      <text:p text:style-name="P8"><text:tab/>11111111</text:p>
      <text:p text:style-name="P3"/>
      <text:p text:style-name="P3">When the number of arguments goes to infinity, the extracted sets become infinite:</text:p>
      <text:p text:style-name="P3"/>
      <text:p text:style-name="P3"><text:tab/><text:span text:style-name="T5">00001111…<text:tab/><text:tab/><text:tab/></text:span><text:span text:style-name="T6">frequency 1/4</text:span></text:p>
      <text:p text:style-name="P3"><text:tab/><text:span text:style-name="T7">00110011…<text:tab/><text:tab/><text:tab/></text:span><text:span text:style-name="T8">frequency 1/2</text:span></text:p>
      <text:p text:style-name="P3"><text:tab/><text:span text:style-name="T3">01010101…<text:tab/><text:tab/><text:tab/></text:span><text:span text:style-name="T4">frequency 1/1</text:span></text:p>
      <text:p text:style-name="P3"><text:span text:style-name="T3"><text:tab/></text:span><text:span text:style-name="T9">…</text:span></text:p>
      <text:p text:style-name="P3"><text:span text:style-name="T9"/></text:p>
      <text:p text:style-name="P4"><text:span text:style-name="T11">For the rest of this paper, </text:span><text:span text:style-name="T9">I call these sets “frequency propositions”.</text:span></text:p>
      <text:p text:style-name="P4"><text:span text:style-name="T9"/></text:p>
      <text:p text:style-name="P15"><text:span text:style-name="T9">Although the order of the arguments is irrelevant,</text:span></text:p>
      <text:p text:style-name="P15"><text:span text:style-name="T9">the frequency of a frequency proposition might be defined from the argument index:</text:span></text:p>
      <text:p text:style-name="P15"><text:span text:style-name="T9"/></text:p>
      <text:p text:style-name="P15"><text:span text:style-name="T9"><text:tab/>frequency(i : nat) = 2</text:span><text:span text:style-name="T15">-i</text:span></text:p>
      <text:p text:style-name="P3"><text:span text:style-name="T9"/></text:p>
      <text:p text:style-name="P24"><text:span text:style-name="T9">The argument index starts at `0`, such that `frequency(0) = 1`.</text:span></text:p>
      <text:p text:style-name="P3"><text:span text:style-name="T9"/></text:p>
      <text:p text:style-name="P16"><text:span text:style-name="T9">This definition is arbitrary and is determined by the implementation of automatic theorem prover</text:span><text:span text:style-name="T23">s</text:span><text:span text:style-name="T9">.</text:span></text:p>
      <text:p text:style-name="P3"><text:span text:style-name="T9"/></text:p>
      <text:p text:style-name="P15"><text:span text:style-name="T9">Think about the frequency as each input lasting for one second.</text:span></text:p>
      <text:p text:style-name="P15"><text:span text:style-name="T9">The frequency describes how many times per second the bit value of the argument changes.</text:span></text:p>
      <text:p text:style-name="P18"><text:span text:style-name="T9">In physics, this unit is measured in “Hertz”.</text:span></text:p>
      <text:p text:style-name="P18"><text:span text:style-name="T9">The intuition about the frequency comes from thinking about propositional arguments as square waves.</text:span></text:p>
      <text:p text:style-name="P18"><text:span text:style-name="T9"/></text:p>
      <text:p text:style-name="P18"><text:span text:style-name="T9">For example, a frequency 1/4 means the bit flips its value every 4</text:span><text:span text:style-name="T15">th</text:span><text:span text:style-name="T9"> second.</text:span></text:p>
      <text:p text:style-name="P18"><text:span text:style-name="T9"/></text:p>
      <text:p text:style-name="P18"><text:span text:style-name="T9">Such square waves might be infinite, making it easier to reason about proofs of infinite arguments.</text:span></text:p>
      <text:p text:style-name="P12"><text:span text:style-name="T9"/></text:p>
      <text:p text:style-name="P18"><text:span text:style-name="T9">It is not just the sets of the arguments that becomes infinite.</text:span></text:p>
      <text:p text:style-name="P12"><text:span text:style-name="T9">Correspondingly, the set that fills all bits becomes infinite:</text:span></text:p>
      <text:p text:style-name="P12"><text:span text:style-name="T9"/></text:p>
      <text:p text:style-name="P12"><text:span text:style-name="T9"><text:tab/>11111111…<text:tab/></text:span><text:span text:style-name="T16">frequency 0</text:span></text:p>
      <text:p text:style-name="P5"><text:span text:style-name="T9"/></text:p>
      <text:p text:style-name="P16"><text:span text:style-name="T9">There are only two frequency propositions of frequency 0:</text:span></text:p>
      <text:p text:style-name="P16"><text:span text:style-name="T9"/></text:p>
      <text:p text:style-name="P16"><text:span text:style-name="T9"><text:tab/>00000000…<text:tab/></text:span><text:span text:style-name="T20">frequency 0<text:tab/></text:span><text:span text:style-name="T23">(not constructible using the `frequency` function)</text:span></text:p>
      <text:p text:style-name="P16"><text:span text:style-name="T9"><text:tab/>11111111… <text:tab/></text:span><text:span text:style-name="T20">frequency 0<text:tab/></text:span><text:span text:style-name="T23">(not constructible using the `frequency` function)</text:span></text:p>
      <text:p text:style-name="P5"><text:span text:style-name="T9"/></text:p>
      <text:p text:style-name="P18"><text:span text:style-name="T9">So far I have discussed how to think about the arguments of proofs </text:span><text:span text:style-name="T23">as square waves</text:span><text:span text:style-name="T9"> when the number of arguments goes to infinity. Now it is time to take a step back and explain my motivation.</text:span></text:p>
      <text:p text:style-name="P18"><text:soft-page-break/><text:span text:style-name="T9">A proof in propositional logic at the syntactical level consists of:</text:span></text:p>
      <text:p text:style-name="P18"><text:span text:style-name="T9"/></text:p>
      <text:list xml:id="list6497855878874701199" text:style-name="L2">
        <text:list-item>
          <text:p text:style-name="P19"><text:span text:style-name="T9">A list of symbols, representing the arguments</text:span></text:p>
        </text:list-item>
        <text:list-item>
          <text:p text:style-name="P19"><text:span text:style-name="T9">A list of Boolean functions (e.g. logical AND, OR, NOT etc.)</text:span></text:p>
        </text:list-item>
        <text:list-item>
          <text:p text:style-name="P19"><text:span text:style-name="T9">Expressions constructed from Boolean functions operating on the symbols</text:span></text:p>
        </text:list-item>
      </text:list>
      <text:p text:style-name="P15"><text:span text:style-name="T9"/></text:p>
      <text:p text:style-name="P20"><text:span text:style-name="T9">When talking about what a symbol means in propositional logic, one can use the semantics of frequency propositions. Instead of reasoning about the symbol abstractly, one pretends that the semantics of the symbol is a square wave of a given frequency. This makes it possible to reason about symbols without being confused by the interpretation of </text:span><text:span text:style-name="T23">any</text:span><text:span text:style-name="T9"> </text:span><text:span text:style-name="T23">specific proof:</text:span></text:p>
      <text:p text:style-name="P15"><text:span text:style-name="T9"/></text:p>
      <text:p text:style-name="P29"><text:span text:style-name="T9">All </text:span><text:span text:style-name="T23">constructive</text:span><text:span text:style-name="T9"> properties that square waves have, are shared with </text:span><text:span text:style-name="T18">propositions</text:span><text:span text:style-name="T9">.</text:span></text:p>
      <text:p text:style-name="P15"><text:span text:style-name="T9"/></text:p>
      <text:p text:style-name="P20"><text:span text:style-name="T9">Since propositional logic is the basis of </text:span><text:span text:style-name="T18">many languages for theorem proving,</text:span></text:p>
      <text:p text:style-name="P21"><text:span text:style-name="T9">it also becomes important for the theory about whether a proof can be constructed.</text:span></text:p>
      <text:p text:style-name="P21"><text:span text:style-name="T9"/></text:p>
      <text:p text:style-name="P21"><text:span text:style-name="T9">In computer science, decidability means that a problem can be solved using an algorithm.</text:span></text:p>
      <text:p text:style-name="P21"><text:span text:style-name="T9">All problems where you </text:span><text:span text:style-name="T23">can </text:span><text:span text:style-name="T9">return `true` or `false` for every input are decidable.</text:span></text:p>
      <text:p text:style-name="P20"><text:span text:style-name="T9">Using th</text:span><text:span text:style-name="T18">e</text:span><text:span text:style-name="T9"> intuition </text:span><text:span text:style-name="T18">about square waves</text:span><text:span text:style-name="T9">, one can reason about </text:span><text:span text:style-name="T17">decidability</text:span><text:span text:style-name="T9"> as a </text:span><text:span text:style-name="T18">kind of “universe”.</text:span></text:p>
      <text:p text:style-name="P21"><text:span text:style-name="T9">The decidable universe is part of a larger universe which contains </text:span><text:span text:style-name="T23">other </text:span><text:span text:style-name="T9">signals, not possible to construct using the square waves of frequencies determined from the argument indices.</text:span></text:p>
      <text:p text:style-name="P15"><text:span text:style-name="T9"/></text:p>
      <text:p text:style-name="P15"><text:span text:style-name="T9">Th</text:span><text:span text:style-name="T18">e</text:span><text:span text:style-name="T9"> semantics </text:span><text:span text:style-name="T18">of frequency</text:span><text:span text:style-name="T9"> is chosen such that it is easy to generalize to </text:span><text:span text:style-name="T16">any kind of</text:span><text:span text:style-name="T9"> sets:</text:span></text:p>
      <text:p text:style-name="P3"><text:span text:style-name="T9"/></text:p>
      <text:list xml:id="list8069677463463278548" text:style-name="L1">
        <text:list-item>
          <text:p text:style-name="P17"><text:span text:style-name="T9">All arguments of decidable propositional logic have a </text:span><text:span text:style-name="T19">non-overlapping</text:span><text:span text:style-name="T18"> </text:span><text:span text:style-name="T9">“frequency”</text:span></text:p>
        </text:list-item>
        <text:list-item>
          <text:p text:style-name="P22"><text:span text:style-name="T9">All proofs </text:span><text:span text:style-name="T19">of decidable propositional logic are constructible from frequency propositions</text:span></text:p>
        </text:list-item>
      </text:list>
      <text:p text:style-name="P4"><text:span text:style-name="T9"/></text:p>
      <text:p text:style-name="P23"><text:span text:style-name="T9">This means that one does not have to worry about the implementation in larger universes.</text:span></text:p>
      <text:p text:style-name="P23"><text:span text:style-name="T9">As long as these two properties hold, the propositional logic is internally consistent.</text:span></text:p>
      <text:p text:style-name="P4"><text:span text:style-name="T9"/></text:p>
      <text:p text:style-name="P23"><text:span text:style-name="T9">The frequency chosen for an argument can be arbitrary, as long it is non-overlapping with others.</text:span></text:p>
      <text:p text:style-name="P23"><text:span text:style-name="T9">It is possible to construct any proof of propositional logic from arbitrary frequency propositions.</text:span></text:p>
      <text:p text:style-name="P4"><text:span text:style-name="T9"/></text:p>
      <text:p text:style-name="P24"><text:span text:style-name="T9">Now, I will use this to construct a subtly generalized form of propositional logic.</text:span></text:p>
      <text:p text:style-name="P4"><text:span text:style-name="T9"/></text:p>
      <text:p text:style-name="P11"><text:span text:style-name="T9">When a proof holds for `N` arguments, it also holds for `N+1` arguments.</text:span></text:p>
      <text:p text:style-name="P14"><text:span text:style-name="T9">This makes propositional logic useful, since the proof holds no matter how complex the context is.</text:span></text:p>
      <text:p text:style-name="P24"><text:span text:style-name="T9">It would be nice to not have to specify the complexity of the context, while showing proofs will hold.</text:span></text:p>
      <text:p text:style-name="P14"><text:span text:style-name="T9"/></text:p>
      <text:p text:style-name="P14"><text:span text:style-name="T24">I</text:span><text:span text:style-name="T9">magine </text:span><text:span text:style-name="T24">this</text:span><text:span text:style-name="T9"> proof of </text:span><text:span text:style-name="T14">possibly </text:span><text:span text:style-name="T9">infinite arguments, but which depends only two arguments:</text:span></text:p>
      <text:p text:style-name="P14"><text:span text:style-name="T9"/></text:p>
      <text:p text:style-name="P14"><text:span text:style-name="T9"><text:tab/>\(x : [len] (&gt;= 2)) = ( x</text:span><text:span text:style-name="T13">0</text:span><text:span text:style-name="T9"> ∧ x</text:span><text:span text:style-name="T13">1</text:span><text:span text:style-name="T9"> ) = ( x</text:span><text:span text:style-name="T13">1</text:span><text:span text:style-name="T9"> ∧ x</text:span><text:span text:style-name="T13">0</text:span><text:span text:style-name="T9"> )</text:span></text:p>
      <text:p text:style-name="P14"><text:span text:style-name="T9"/></text:p>
      <text:p text:style-name="P14"><text:span text:style-name="T9"><text:tab/>len : [bool] → nat</text:span></text:p>
      <text:p text:style-name="P3"><text:span text:style-name="T9"/></text:p>
      <text:p text:style-name="P24"><text:span text:style-name="T9">Instead of checking this proof for infinite arguments, it is sufficient to check it for the smallest possible </text:span><text:span text:style-name="T24">case</text:span><text:span text:style-name="T9">. Since the proof only depends on two arguments, one can limit </text:span><text:span text:style-name="T21">inputs </text:span><text:span text:style-name="T9">to `2</text:span><text:span text:style-name="T15">2</text:span><text:span text:style-name="T9"> = 4` </text:span><text:span text:style-name="T21">tests</text:span><text:span text:style-name="T9">.</text:span></text:p>
      <text:p text:style-name="P3"><text:span text:style-name="T9"/></text:p>
      <text:p text:style-name="P25"><text:span text:style-name="T9">At first sight, it might seem this language is just ordinary propositional logic, </text:span><text:span text:style-name="T24">but t</text:span><text:span text:style-name="T9">h</text:span><text:span text:style-name="T24">is feeling</text:span><text:span text:style-name="T9"> is </text:span><text:span text:style-name="T24">wrong</text:span><text:span text:style-name="T9">.</text:span></text:p>
      <text:p text:style-name="P25"><text:soft-page-break/><text:span text:style-name="T9">If the proof consists of any expression using a </text:span><text:span text:style-name="T22">black box </text:span><text:span text:style-name="T9">function of type:</text:span></text:p>
      <text:p text:style-name="P25"><text:span text:style-name="T9"/></text:p>
      <text:p text:style-name="P25"><text:span text:style-name="T9"><text:tab/>g : [bool] → bool</text:span></text:p>
      <text:p text:style-name="P25"><text:span text:style-name="T9"/></text:p>
      <text:p text:style-name="P25"><text:span text:style-name="T9">Then it is impossible to determine the number of arguments which the proof depends on:</text:span></text:p>
      <text:p text:style-name="P25"><text:span text:style-name="T9"/></text:p>
      <text:p text:style-name="P25"><text:span text:style-name="T9"><text:tab/></text:span><text:span text:style-name="T12">\(x : </text:span><text:span text:style-name="T9">[bool]</text:span><text:span text:style-name="T12">) = </text:span><text:span text:style-name="T9">g(x)<text:tab/><text:tab/>ERROR: Proof is undecidable</text:span></text:p>
      <text:p text:style-name="P25"><text:span text:style-name="T9"/></text:p>
      <text:p text:style-name="P25"><text:span text:style-name="T9">This is because the theorem prover can not look into the definition of `g`.</text:span></text:p>
      <text:p text:style-name="P25"><text:span text:style-name="T9"/></text:p>
      <text:p text:style-name="P25"><text:span text:style-name="T9">For any fixed number of arguments, propositional logic is decidable.</text:span></text:p>
      <text:p text:style-name="P25"><text:span text:style-name="T9">Propositional logic is also decidable for a bounded range of arguments.</text:span></text:p>
      <text:p text:style-name="P25"><text:span text:style-name="T9">However, when the </text:span><text:span text:style-name="T24">range</text:span><text:span text:style-name="T9"> of arguments is not bounded, </text:span><text:span text:style-name="T22">propositional logic becomes undecidable.</text:span></text:p>
      <text:p text:style-name="P30"><text:span text:style-name="T22">T</text:span><text:span text:style-name="T9">his does not mean that is impossible to check all proofs.</text:span></text:p>
      <text:p text:style-name="P30"><text:span text:style-name="T9">As shown above, it is possible to check such proofs when the dependent arguments are known.</text:span></text:p>
      <text:p text:style-name="P25"><text:span text:style-name="T22"/></text:p>
      <text:p text:style-name="P30"><text:span text:style-name="T22">T</text:span><text:span text:style-name="T9">his might seem irrelevant to the technique of using frequencies for arguments.</text:span></text:p>
      <text:p text:style-name="P30"><text:span text:style-name="T9">Yet, it turns out that frequency propositions can be used here as well!</text:span></text:p>
      <text:p text:style-name="P25"><text:span text:style-name="T22"/></text:p>
      <text:p text:style-name="P27"><text:span text:style-name="T9">When frequency propositions can not be constructed, it is a proof of undecidability.</text:span></text:p>
      <text:p text:style-name="P27"><text:span text:style-name="T9">Since no algorithm </text:span><text:span text:style-name="T24">can</text:span><text:span text:style-name="T9"> look into `g` to tell the number of arguments it depend</text:span><text:span text:style-name="T24">s</text:span><text:span text:style-name="T9"> on,</text:span></text:p>
      <text:p text:style-name="P27"><text:span text:style-name="T9">it is also impossible to assign a frequency to the argument propositions.</text:span></text:p>
      <text:p text:style-name="P30"><text:span text:style-name="T9">As a consequence, the proof is undecidable.</text:span></text:p>
      <text:p text:style-name="P27"><text:span text:style-name="T9"/></text:p>
      <text:p text:style-name="P27"><text:span text:style-name="T9">One can also use this theory to prove more generalized facts about propositional logic as a language.</text:span></text:p>
      <text:p text:style-name="P25"><text:span text:style-name="T22"/></text:p>
      <text:p text:style-name="P6"><text:span text:style-name="T10">For example, since frequency propositions are constructed independently of the interpretation of the argument, any proof in logic requires an interpretation to be useful.</text:span></text:p>
      <text:p text:style-name="P6"><text:span text:style-name="T10"/></text:p>
      <text:p text:style-name="P6"><text:span text:style-name="T22">Proof: F</text:span><text:span text:style-name="T10">or `N` arguments, there exists </text:span><text:span text:style-name="T22">at least `N!` interpretations. E.g. a proof of 3 arguments might refer to a list `[“Alice”, “Bob”, “Carl”]` which every permutation of order is a possible interpretation.</text:span></text:p>
      <text:p text:style-name="P26"><text:span text:style-name="T22"/></text:p>
      <text:p text:style-name="P7"><text:span text:style-name="T24">A proof is </text:span><text:span text:style-name="T25">mostly</text:span><text:span text:style-name="T24"> useful when one can use it to refer to some external objects. </text:span><text:span text:style-name="T25">If the reference is ambiguous, the proof is less useful. The extremely fast growing number of ways a proof without interpretation can be used, makes the proof useless because an interpretation is lacking.</text:span></text:p>
      <text:p text:style-name="P7"><text:span text:style-name="T25"/></text:p>
      <text:p text:style-name="P31"><text:span text:style-name="T9">Notice that `N!` interpretations is a lower bound, not an upper bound on possible interpretations.</text:span></text:p>
      <text:p text:style-name="P31"><text:span text:style-name="T9"/></text:p>
      <text:p text:style-name="P31"><text:span text:style-name="T9">As the reader might have guessed already (or not?), the theory of frequency propositions gets more powerful when using continuous sets. Those are sets of the type:</text:span></text:p>
      <text:p text:style-name="P31"><text:span text:style-name="T9"/></text:p>
      <text:p text:style-name="P31"><text:span text:style-name="T9"><text:tab/>real → bool</text:span></text:p>
      <text:p text:style-name="P31"><text:span text:style-name="T9"/></text:p>
      <text:p text:style-name="P31"><text:span text:style-name="T9">However, </text:span><text:span text:style-name="T26">the semantics of this is a lot harder and</text:span><text:span text:style-name="T9"> requires further </text:span><text:span text:style-name="T26">research</text:span><text:span text:style-name="T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8T17:12:32.154583000</meta:creation-date>
    <dc:date>2020-01-08T20:22:57.392429000</dc:date>
    <meta:editing-duration>PT1M28S</meta:editing-duration>
    <meta:editing-cycles>1</meta:editing-cycles>
    <meta:document-statistic meta:table-count="0" meta:image-count="0" meta:object-count="0" meta:page-count="4" meta:paragraph-count="106" meta:word-count="1402" meta:character-count="8371" meta:non-whitespace-character-count="7046"/>
    <meta:generator>LibreOffice/5.1.2.2$MacOSX_X86_64 LibreOffice_project/d3bf12ecb743fc0d20e0be0c58ca359301eb705f</meta:generator>
  </office:meta>
</office:document-meta>
</file>